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455" officeooo:paragraph-rsid="001c8455"/>
    </style:style>
    <style:style style:name="P2" style:family="paragraph" style:parent-style-name="Standard">
      <style:text-properties fo:font-weight="bold" officeooo:rsid="001c8455" officeooo:paragraph-rsid="001c845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c8455" officeooo:paragraph-rsid="001c8455"/>
    </style:style>
    <style:style style:name="P4" style:family="paragraph" style:parent-style-name="Standard" style:list-style-name="L1">
      <style:text-properties officeooo:rsid="001c8455" officeooo:paragraph-rsid="001c8455"/>
    </style:style>
    <style:style style:name="P5" style:family="paragraph" style:parent-style-name="Standard" style:list-style-name="L2">
      <style:text-properties officeooo:rsid="001c8455" officeooo:paragraph-rsid="001c8455"/>
    </style:style>
    <style:style style:name="P6" style:family="paragraph" style:parent-style-name="Standard" style:list-style-name="L2">
      <style:text-properties officeooo:rsid="001c8455" officeooo:paragraph-rsid="001d5489"/>
    </style:style>
    <style:style style:name="P7" style:family="paragraph" style:parent-style-name="Standard" style:list-style-name="L1">
      <style:text-properties officeooo:rsid="001f3b0a" officeooo:paragraph-rsid="001f3b0a"/>
    </style:style>
    <style:style style:name="P8" style:family="paragraph" style:parent-style-name="Standard" style:list-style-name="L1">
      <style:text-properties officeooo:rsid="00235cdc" officeooo:paragraph-rsid="00235cdc"/>
    </style:style>
    <style:style style:name="P9" style:family="paragraph" style:parent-style-name="Standard" style:list-style-name="L1">
      <style:text-properties officeooo:rsid="002b38e2" officeooo:paragraph-rsid="002b38e2"/>
    </style:style>
    <style:style style:name="P10" style:family="paragraph" style:parent-style-name="Standard" style:list-style-name="L1">
      <style:text-properties officeooo:rsid="002b2777" officeooo:paragraph-rsid="002b2777"/>
    </style:style>
    <style:style style:name="P11" style:family="paragraph" style:parent-style-name="Standard" style:list-style-name="L2">
      <style:text-properties officeooo:rsid="001d5489" officeooo:paragraph-rsid="001d5489"/>
    </style:style>
    <style:style style:name="P12" style:family="paragraph" style:parent-style-name="Standard" style:list-style-name="L2">
      <style:text-properties officeooo:rsid="001efc93" officeooo:paragraph-rsid="001efc93"/>
    </style:style>
    <style:style style:name="P13" style:family="paragraph" style:parent-style-name="Standard" style:list-style-name="L2">
      <style:text-properties officeooo:rsid="001f114b" officeooo:paragraph-rsid="001f114b"/>
    </style:style>
    <style:style style:name="P14" style:family="paragraph" style:parent-style-name="Standard" style:list-style-name="L3">
      <style:text-properties officeooo:rsid="001d136c" officeooo:paragraph-rsid="001d136c"/>
    </style:style>
    <style:style style:name="P15" style:family="paragraph" style:parent-style-name="Standard" style:list-style-name="L2">
      <style:text-properties officeooo:rsid="003138fa" officeooo:paragraph-rsid="003138fa"/>
    </style:style>
    <style:style style:name="P16" style:family="paragraph" style:parent-style-name="Standard" style:list-style-name="L2">
      <style:text-properties officeooo:rsid="00332062" officeooo:paragraph-rsid="00332062"/>
    </style:style>
    <style:style style:name="P17" style:family="paragraph" style:parent-style-name="Standard" style:list-style-name="L1">
      <style:text-properties officeooo:rsid="0037263c" officeooo:paragraph-rsid="0037263c"/>
    </style:style>
    <style:style style:name="P18" style:family="paragraph" style:parent-style-name="Standard" style:list-style-name="L2">
      <style:text-properties officeooo:rsid="00388a81" officeooo:paragraph-rsid="00388a81"/>
    </style:style>
    <style:style style:name="P19" style:family="paragraph" style:parent-style-name="Standard" style:list-style-name="L2">
      <style:text-properties officeooo:rsid="003933ad" officeooo:paragraph-rsid="003933ad"/>
    </style:style>
    <style:style style:name="T1" style:family="text">
      <style:text-properties officeooo:rsid="001d5489"/>
    </style:style>
    <style:style style:name="T2" style:family="text">
      <style:text-properties officeooo:rsid="001efc93"/>
    </style:style>
    <style:style style:name="T3" style:family="text">
      <style:text-properties officeooo:rsid="002f60f7"/>
    </style:style>
    <style:style style:name="T4" style:family="text">
      <style:text-properties officeooo:rsid="0034af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arks on ROI matching</text:p>
      <text:p text:style-name="P1"/>
      <text:p text:style-name="P3">small fixes in the programm:</text:p>
      <text:list xml:id="list9142707770465665745" text:style-name="L1">
        <text:list-item>
          <text:p text:style-name="P4">right-click menu on ROIs sometimes not proper after toggle / removing other IDs →<text:span text:style-name="T3"> update context menu after toggle!</text:span></text:p>
        </text:list-item>
        <text:list-item>
          <text:p text:style-name="P7">disable stuff, before things are loaded</text:p>
        </text:list-item>
        <text:list-item>
          <text:p text:style-name="P8">ask, when removing cluster!</text:p>
        </text:list-item>
        <text:list-item>
          <text:p text:style-name="P9">Looping sometimes goes wrong – maybe wrong active display? Wrong picked.cluster assigned?</text:p>
        </text:list-item>
        <text:list-item>
          <text:p text:style-name="P10">waitbar when plotting shows wrong numbers</text:p>
        </text:list-item>
        <text:list-item>
          <text:p text:style-name="P17">textbox of splitting &amp; clusterdisplay is somewhat in the way</text:p>
        </text:list-item>
      </text:list>
      <text:p text:style-name="P1"/>
      <text:p text:style-name="P1"/>
      <text:p text:style-name="P1"/>
      <text:p text:style-name="P1"/>
      <text:p text:style-name="P3">additional features for the programm:</text:p>
      <text:list xml:id="list7771539518306577480" text:style-name="L2">
        <text:list-item>
          <text:p text:style-name="P5">comparing results to original (automatic) matching</text:p>
        </text:list-item>
        <text:list-item>
          <text:p text:style-name="P6"><text:s/><text:span text:style-name="T1">automatic matching update after toggle (enableable):</text:span></text:p>
          <text:list>
            <text:list-item>
              <text:p text:style-name="P11">ROIs are newly assigned to cluster, if they match to a few of the (updated) ROIs</text:p>
            </text:list-item>
            <text:list-item>
              <text:p text:style-name="P11">overall movement of the cluster is tracked and according shift is taken into account, when matching</text:p>
            </text:list-item>
          </text:list>
        </text:list-item>
        <text:list-item>
          <text:p text:style-name="P11">cluster-movement <text:span text:style-name="T2">(of processed ones) </text:span>is tracked <text:span text:style-name="T2">(and displayed)</text:span> and accordingly nearby clusters can be updated</text:p>
        </text:list-item>
        <text:list-item>
          <text:p text:style-name="P16">centroid positions within cluster give estimate of movement and score is calculated with corrected position / shift, <text:span text:style-name="T4">thus also new matches are found accordingly</text:span></text:p>
        </text:list-item>
        <text:list-item>
          <text:p text:style-name="P15">if no match found, search for well correlated footprint with some shift in x/y-position</text:p>
        </text:list-item>
        <text:list-item>
          <text:p text:style-name="P12">matching should be changed / improved a bit: compare to recent ROI, not always first ROI</text:p>
        </text:list-item>
        <text:list-item>
          <text:p text:style-name="P13">why are some (almost) sure matches not assigned??</text:p>
        </text:list-item>
        <text:list-item>
          <text:p text:style-name="P18">automatic detection, if things should be split: if one cell has a strong 1-way correlation (other to this) to two (well defined) clusters (corrected for assumed centroid position), mark for merging with footprints of closeby ROIs ( next / previous session)</text:p>
        </text:list-item>
        <text:list-item>
          <text:p text:style-name="P19">ability to remove ROIs, when the neuron obviously is already in another cluster and there are just some residues</text:p>
        </text:list-item>
      </text:list>
      <text:p text:style-name="P1"/>
      <text:p text:style-name="P1"/>
      <text:p text:style-name="P1"/>
      <text:p text:style-name="P1"/>
      <text:p text:style-name="P3">ideas on impact of ROI matching on analysis / results:</text:p>
      <text:list xml:id="list6136311043368151086" text:style-name="L3">
        <text:list-item>
          <text:p text:style-name="P14">some might be mismatched, due to bias “want to complete!”</text:p>
        </text:list-item>
        <text:list-item>
          <text:p text:style-name="P14">match over several sessions becomes increasingly difficult, especially when some are missing in between: ROI movements can not be inferred proper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42:14.346070926</meta:creation-date>
    <dc:date>2018-10-20T02:24:25.786678113</dc:date>
    <meta:editing-duration>P1DT9H31M31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311" meta:character-count="1880" meta:non-whitespace-character-count="1609"/>
  </office:meta>
</office:document-meta>
</file>